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1000002B39B303F0421C7ED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39f17" officeooo:paragraph-rsid="00139f17"/>
    </style:style>
    <style:style style:name="P2" style:family="paragraph" style:parent-style-name="Text_20_body" style:list-style-name="L1">
      <style:text-properties officeooo:rsid="0018012e" officeooo:paragraph-rsid="0018012e"/>
    </style:style>
    <style:style style:name="P3" style:family="paragraph" style:parent-style-name="Text_20_body" style:list-style-name="L2">
      <style:text-properties officeooo:rsid="00194d64" officeooo:paragraph-rsid="00194d64"/>
    </style:style>
    <style:style style:name="P4" style:family="paragraph" style:parent-style-name="Text_20_body" style:list-style-name="L3">
      <style:text-properties officeooo:rsid="001d8af5" officeooo:paragraph-rsid="001d8af5"/>
    </style:style>
    <style:style style:name="P5" style:family="paragraph" style:parent-style-name="Text_20_body" style:list-style-name="L4">
      <style:text-properties officeooo:rsid="001f897a" officeooo:paragraph-rsid="001f897a"/>
    </style:style>
    <style:style style:name="P6" style:family="paragraph" style:parent-style-name="Text_20_body" style:list-style-name="L5">
      <style:text-properties officeooo:rsid="00211896" officeooo:paragraph-rsid="00211896"/>
    </style:style>
    <style:style style:name="P7" style:family="paragraph" style:parent-style-name="Text_20_body" style:master-page-name="Index">
      <style:paragraph-properties style:page-number="auto" fo:break-before="page"/>
      <style:text-properties officeooo:rsid="00139f17" officeooo:paragraph-rsid="00139f17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style:page-number="auto"/>
      <style:text-properties officeooo:rsid="00139f17" officeooo:paragraph-rsid="00139f17"/>
    </style:style>
    <style:style style:name="P10" style:family="paragraph" style:parent-style-name="Subtitle">
      <style:text-properties officeooo:rsid="00139f17" officeooo:paragraph-rsid="00139f17"/>
    </style:style>
    <style:style style:name="P11" style:family="paragraph" style:parent-style-name="Heading_20_1">
      <style:paragraph-properties fo:break-before="page"/>
      <style:text-properties officeooo:paragraph-rsid="00139f17"/>
    </style:style>
    <style:style style:name="P12" style:family="paragraph" style:parent-style-name="Heading_20_1" style:master-page-name="Standard">
      <style:paragraph-properties style:page-number="1" fo:break-before="page"/>
      <style:text-properties officeooo:rsid="00139f17" officeooo:paragraph-rsid="00139f17"/>
    </style:style>
    <style:style style:name="P13" style:family="paragraph" style:parent-style-name="Heading_20_2">
      <style:text-properties officeooo:rsid="0017cfc3" officeooo:paragraph-rsid="0017cfc3"/>
    </style:style>
    <style:style style:name="P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officeooo:rsid="00139f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MP7402 Assignment 1 Design</text:p>
      <text:p text:style-name="P10">John Agapeyev A00928238</text:p>
      <text:p text:style-name="P1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06_3839571702" text:style-name="Index_20_Link" text:visited-style-name="Index_20_Link">State Machine<text:tab/>1</text:a></text:p>
          <text:p text:style-name="P14"><text:a xlink:type="simple" xlink:href="#__RefHeading___Toc108_3839571702" text:style-name="Index_20_Link" text:visited-style-name="Index_20_Link">Pseudocode<text:tab/>2</text:a></text:p>
          <text:p text:style-name="P8"><text:a xlink:type="simple" xlink:href="#__RefHeading___Toc122_3839571702" text:style-name="Index_20_Link" text:visited-style-name="Index_20_Link">Init<text:tab/>2</text:a></text:p>
          <text:p text:style-name="P8"><text:a xlink:type="simple" xlink:href="#__RefHeading___Toc124_3839571702" text:style-name="Index_20_Link" text:visited-style-name="Index_20_Link">Read File<text:tab/>2</text:a></text:p>
          <text:p text:style-name="P8"><text:a xlink:type="simple" xlink:href="#__RefHeading___Toc126_3839571702" text:style-name="Index_20_Link" text:visited-style-name="Index_20_Link">Calculate Frequencies<text:tab/>2</text:a></text:p>
          <text:p text:style-name="P8"><text:a xlink:type="simple" xlink:href="#__RefHeading___Toc128_3839571702" text:style-name="Index_20_Link" text:visited-style-name="Index_20_Link">Caesar Cipher<text:tab/>2</text:a></text:p>
          <text:p text:style-name="P8"><text:a xlink:type="simple" xlink:href="#__RefHeading___Toc130_3839571702" text:style-name="Index_20_Link" text:visited-style-name="Index_20_Link">Graph<text:tab/>3</text:a></text:p>
        </text:index-body>
      </text:table-of-content>
      <text:p text:style-name="P1"/>
      <text:h text:style-name="P12" text:outline-level="1"><text:bookmark-start text:name="__RefHeading___Toc106_3839571702"/>State Machine<text:bookmark-end text:name="__RefHeading___Toc106_3839571702"/></text:h>
      <text:p text:style-name="P1"/>
      <text:p text:style-name="P1"><draw:frame draw:style-name="fr1" draw:name="Image1" text:anchor-type="paragraph" svg:width="2.143cm" svg:height="18.283cm" draw:z-index="0"><draw:image xlink:href="Pictures/1000020100000051000002B39B303F0421C7ED42.png" xlink:type="simple" xlink:show="embed" xlink:actuate="onLoad" loext:mime-type="image/png"/></draw:frame></text:p>
      <text:h text:style-name="P11" text:outline-level="1"><text:bookmark-start text:name="__RefHeading___Toc108_3839571702"/><text:span text:style-name="T1">Pseudocode</text:span><text:bookmark-end text:name="__RefHeading___Toc108_3839571702"/></text:h>
      <text:h text:style-name="Heading_20_2" text:outline-level="2"><text:bookmark-start text:name="__RefHeading___Toc122_3839571702"/>Init<text:bookmark-end text:name="__RefHeading___Toc122_3839571702"/></text:h>
      <text:list xml:id="list964897441" text:style-name="L1">
        <text:list-item>
          <text:p text:style-name="P2">Initialize static memory buffers</text:p>
        </text:list-item>
        <text:list-item>
          <text:p text:style-name="P2">Check command line arguments</text:p>
        </text:list-item>
        <text:list-item>
          <text:p text:style-name="P2">If arguments does not contain a filename, print help text and exit the application</text:p>
        </text:list-item>
        <text:list-item>
          <text:p text:style-name="P2">goto READ FILE state</text:p>
        </text:list-item>
      </text:list>
      <text:h text:style-name="P13" text:outline-level="2"><text:bookmark-start text:name="__RefHeading___Toc124_3839571702"/>Read File<text:bookmark-end text:name="__RefHeading___Toc124_3839571702"/></text:h>
      <text:list xml:id="list2928969328" text:style-name="L2">
        <text:list-item>
          <text:p text:style-name="P3">Open file from filename</text:p>
        </text:list-item>
        <text:list-item>
          <text:p text:style-name="P3">If file fails to open, print error and exit the application</text:p>
        </text:list-item>
        <text:list-item>
          <text:p text:style-name="P3">Read the total file size</text:p>
        </text:list-item>
        <text:list-item>
          <text:p text:style-name="P3">Use the total file size to read the entire contents of the file in a single operation</text:p>
        </text:list-item>
        <text:list-item>
          <text:p text:style-name="P3">goto CALCULATE FREQUENCIES state</text:p>
        </text:list-item>
      </text:list>
      <text:h text:style-name="P13" text:outline-level="2"><text:bookmark-start text:name="__RefHeading___Toc126_3839571702"/>Calculate Frequencies<text:bookmark-end text:name="__RefHeading___Toc126_3839571702"/></text:h>
      <text:list xml:id="list3145923820" text:style-name="L3">
        <text:list-item>
          <text:p text:style-name="P4">Iterate through every character in the buffer</text:p>
        </text:list-item>
        <text:list-item>
          <text:p text:style-name="P4">Increment the counter for each alphabetic letter that is encountered</text:p>
        </text:list-item>
        <text:list-item>
          <text:p text:style-name="P4">Divide each letter count by the total size of the text</text:p>
        </text:list-item>
        <text:list-item>
          <text:p text:style-name="P4">Store the initial plaintext frequencies in a buffer</text:p>
        </text:list-item>
        <text:list-item>
          <text:p text:style-name="P4">goto CAESAR CIPHER state</text:p>
        </text:list-item>
      </text:list>
      <text:h text:style-name="P13" text:outline-level="2"><text:bookmark-start text:name="__RefHeading___Toc128_3839571702"/>Caesar Cipher<text:bookmark-end text:name="__RefHeading___Toc128_3839571702"/></text:h>
      <text:list xml:id="list3548968055" text:style-name="L4">
        <text:list-item>
          <text:p text:style-name="P5">Iterate through every character in the plaintext</text:p>
        </text:list-item>
        <text:list-item>
          <text:p text:style-name="P5">Offset the character by the key</text:p>
        </text:list-item>
        <text:list-item>
          <text:p text:style-name="P5">If the resulting value is not a character, make its value wrap around starting back at ‘a’</text:p>
        </text:list-item>
        <text:list-item>
          <text:p text:style-name="P5">Calculate the ciphertext frequencies as above</text:p>
        </text:list-item>
        <text:list-item>
          <text:p text:style-name="P5">goto GRAPH state</text:p>
        </text:list-item>
      </text:list>
      <text:h text:style-name="P13" text:outline-level="2"><text:bookmark-start text:name="__RefHeading___Toc130_3839571702"/><text:soft-page-break/>Graph<text:bookmark-end text:name="__RefHeading___Toc130_3839571702"/></text:h>
      <text:list xml:id="list1097868777" text:style-name="L5">
        <text:list-item>
          <text:p text:style-name="P6">Write both plaintext and ciphertext letter probabilities into a bar chart</text:p>
        </text:list-item>
        <text:list-item>
          <text:p text:style-name="P6">Print the top 6 character probabilities in the ciphertext</text:p>
        </text:list-item>
        <text:list-item>
          <text:p text:style-name="P6">Exit the appli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3:41:37.056221094</meta:creation-date>
    <dc:date>2019-01-22T13:58:54.677529067</dc:date>
    <meta:editing-duration>PT17M12S</meta:editing-duration>
    <meta:editing-cycles>12</meta:editing-cycles>
    <meta:generator>LibreOffice/6.1.4.2$Linux_X86_64 LibreOffice_project/10$Build-2</meta:generator>
    <meta:document-statistic meta:table-count="0" meta:image-count="1" meta:object-count="0" meta:page-count="5" meta:paragraph-count="40" meta:word-count="231" meta:character-count="1262" meta:non-whitespace-character-count="1093"/>
  </office:meta>
</office:document-meta>
</file>